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4.177cm" table:align="left" fo:background-color="#ffffff">
        <style:background-image/>
      </style:table-properties>
    </style:style>
    <style:style style:name="Tabela1.A" style:family="table-column">
      <style:table-column-properties style:column-width="1.201cm"/>
    </style:style>
    <style:style style:name="Tabela1.B" style:family="table-column">
      <style:table-column-properties style:column-width="2.976cm"/>
    </style:style>
    <style:style style:name="Tabela1.A1" style:family="table-cell">
      <style:table-cell-properties style:vertical-align="middle" fo:padding-left="0cm" fo:padding-right="0cm" fo:padding-top="0cm" fo:padding-bottom="0.212cm" fo:border-left="none" fo:border-right="none" fo:border-top="none" fo:border-bottom="1.5pt solid #dddddd"/>
    </style:style>
    <style:style style:name="Tabela1.2" style:family="table-row">
      <style:table-row-properties fo:background-color="#f9f9f9">
        <style:background-image/>
      </style:table-row-properties>
    </style:style>
    <style:style style:name="Tabela1.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Standard">
      <style:paragraph-properties fo:text-align="center" style:justify-single-word="false"/>
      <style:text-properties fo:font-size="14pt" fo:font-weight="bold" officeooo:rsid="000456f8" officeooo:paragraph-rsid="000456f8"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3" style:family="paragraph" style:parent-style-name="Standard">
      <style:paragraph-properties fo:text-align="center"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0pt" fo:font-style="normal" fo:font-weight="bold" officeooo:rsid="00050e8a" officeooo:paragraph-rsid="00050e8a" style:font-size-asian="10pt" style:font-style-asian="normal" style:font-weight-asian="bold" style:font-size-complex="10pt" style:font-style-complex="normal" style:font-weight-complex="bold"/>
    </style:style>
    <style:style style:name="P7" style:family="paragraph" style:parent-style-name="Text_20_body">
      <style:paragraph-properties fo:text-align="justify" style:justify-single-word="false"/>
      <style:text-properties fo:font-size="12pt" fo:font-style="normal" fo:font-weight="normal" officeooo:rsid="00050e8a" officeooo:paragraph-rsid="00050e8a"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justify"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9" style:family="paragraph" style:parent-style-name="Text_20_body">
      <style:paragraph-properties fo:text-align="justify"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10"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1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bd997"/>
    </style:style>
    <style:style style:name="P1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c49fd"/>
    </style:style>
    <style:style style:name="P1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06ab19" officeooo:paragraph-rsid="0006ab19" style:font-weight-asian="bold" style:font-weight-complex="bold"/>
    </style:style>
    <style:style style:name="P1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079bc3" officeooo:paragraph-rsid="00079bc3" style:font-weight-asian="bold" style:font-weight-complex="bold"/>
    </style:style>
    <style:style style:name="P1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07f643" officeooo:paragraph-rsid="0007f643" style:font-weight-asian="bold" style:font-weight-complex="bold"/>
    </style:style>
    <style:style style:name="P1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082a7e" officeooo:paragraph-rsid="00082a7e" style:font-weight-asian="bold" style:font-weight-complex="bold"/>
    </style:style>
    <style:style style:name="P1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093eef" officeooo:paragraph-rsid="00093eef" style:font-weight-asian="bold" style:font-weight-complex="bold"/>
    </style:style>
    <style:style style:name="P1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6ab19" officeooo:paragraph-rsid="0006ab19" style:font-weight-asian="normal" style:font-weight-complex="normal"/>
    </style:style>
    <style:style style:name="P1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7f643" officeooo:paragraph-rsid="0007f643" style:font-weight-asian="normal" style:font-weight-complex="normal"/>
    </style:style>
    <style:style style:name="P2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82a7e" officeooo:paragraph-rsid="00082a7e" style:font-weight-asian="normal" style:font-weight-complex="normal"/>
    </style:style>
    <style:style style:name="P2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93eef" officeooo:paragraph-rsid="00093eef" style:font-weight-asian="normal" style:font-weight-complex="normal"/>
    </style:style>
    <style:style style:name="P22"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2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weight-asian="normal" style:font-weight-complex="normal"/>
    </style:style>
    <style:style style:name="P2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93eef" officeooo:paragraph-rsid="00093eef" style:font-weight-asian="normal" style:font-weight-complex="normal"/>
    </style:style>
    <style:style style:name="P2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2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c49fd"/>
    </style:style>
    <style:style style:name="P2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bold" officeooo:rsid="0006ab19" officeooo:paragraph-rsid="00079bc3" style:font-size-asian="12pt" style:font-style-asian="normal" style:font-weight-asian="bold" style:font-size-complex="12pt" style:font-style-complex="normal" style:font-weight-complex="bold"/>
    </style:style>
    <style:style style:name="P2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2pt" fo:font-style="normal" fo:font-weight="bold" officeooo:rsid="00079bc3" officeooo:paragraph-rsid="00079bc3" style:font-size-asian="12pt" style:font-style-asian="normal" style:font-weight-asian="bold" style:font-size-complex="12pt" style:font-style-complex="normal" style:font-weight-complex="bold"/>
    </style:style>
    <style:style style:name="P3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2pt" fo:font-style="normal" fo:font-weight="bold" officeooo:rsid="0007f643" officeooo:paragraph-rsid="0007f643" style:font-size-asian="12pt" style:font-style-asian="normal" style:font-weight-asian="bold" style:font-size-complex="12pt" style:font-style-complex="normal" style:font-weight-complex="bold"/>
    </style:style>
    <style:style style:name="P3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32"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style:style>
    <style:style style:name="P33"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10pt" fo:letter-spacing="normal" fo:font-style="normal" fo:font-weight="normal" style:font-size-asian="10pt" style:font-size-complex="10pt"/>
    </style:style>
    <style:style style:name="P34"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style:font-size-asian="12pt" style:font-size-complex="12pt"/>
    </style:style>
    <style:style style:name="P35" style:family="paragraph" style:parent-style-name="Preformatted_20_Text">
      <style:paragraph-properties fo:margin-top="0cm" fo:margin-bottom="0.499cm" loext:contextual-spacing="false"/>
      <style:text-properties fo:color="#a9b7c6" style:font-name="DejaVu Sans Mono"/>
    </style:style>
    <style:style style:name="P36" style:family="paragraph" style:parent-style-name="Preformatted_20_Text">
      <style:text-properties fo:color="#a9b7c6"/>
    </style:style>
    <style:style style:name="P37" style:family="paragraph" style:parent-style-name="Preformatted_20_Text">
      <style:text-properties fo:color="#a9b7c6" style:font-name="DejaVu Sans Mono"/>
    </style:style>
    <style:style style:name="P38" style:family="paragraph" style:parent-style-name="Preformatted_20_Text">
      <style:text-properties fo:color="#a9b7c6" officeooo:paragraph-rsid="000bd997"/>
    </style:style>
    <style:style style:name="P39" style:family="paragraph" style:parent-style-name="Preformatted_20_Text">
      <style:text-properties fo:color="#808080" style:font-name="DejaVu Sans Mono"/>
    </style:style>
    <style:style style:name="P40" style:family="paragraph" style:parent-style-name="Preformatted_20_Text">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41" style:family="paragraph" style:parent-style-name="Table_20_Contents">
      <style:paragraph-properties fo:line-height="142%"/>
    </style:style>
    <style:style style:name="P42" style:family="paragraph" style:parent-style-name="Table_20_Contents">
      <style:paragraph-properties fo:line-height="142%"/>
      <style:text-properties style:font-name="Lato"/>
    </style:style>
    <style:style style:name="P43" style:family="paragraph" style:parent-style-name="Table_20_Heading">
      <style:paragraph-properties fo:line-height="142%" fo:text-align="start" style:justify-single-word="false"/>
      <style:text-properties style:font-name="Lato"/>
    </style:style>
    <style:style style:name="T1" style:family="text">
      <style:text-properties fo:color="#c7254e" style:font-name="Menlo" fo:font-size="9pt" fo:background-color="#f9f2f4" loext:char-shading-value="0" loext:padding="0cm" loext:border="none"/>
    </style:style>
    <style:style style:name="T2" style:family="text">
      <style:text-properties fo:font-variant="normal" fo:text-transform="none" fo:color="#333333" style:font-name="Lato" fo:font-size="12pt" fo:letter-spacing="normal" fo:font-style="normal"/>
    </style:style>
    <style:style style:name="T3" style:family="text">
      <style:text-properties fo:font-variant="normal" fo:text-transform="none" fo:color="#333333" style:font-name="Lato" fo:font-size="12pt" fo:letter-spacing="normal" fo:font-style="normal" fo:font-weight="normal"/>
    </style:style>
    <style:style style:name="T4" style:family="text">
      <style:text-properties fo:font-variant="normal" fo:text-transform="none" fo:color="#333333" style:font-name="Lato" fo:font-size="12pt" fo:letter-spacing="normal" fo:font-style="normal" fo:font-weight="normal" fo:background-color="#f9f2f4" loext:char-shading-value="0" loext:padding="0cm" loext:border="none"/>
    </style:style>
    <style:style style:name="T5" style:family="text">
      <style:text-properties fo:font-variant="normal" fo:text-transform="none" fo:color="#333333" style:font-name="Lato" fo:font-size="12pt" fo:letter-spacing="normal" fo:font-style="normal" fo:font-weight="normal" officeooo:rsid="00082a7e"/>
    </style:style>
    <style:style style:name="T6" style:family="text">
      <style:text-properties fo:font-variant="normal" fo:text-transform="none" fo:color="#333333" style:font-name="Lat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7" style:family="text">
      <style:text-properties fo:font-variant="normal" fo:text-transform="none" fo:color="#333333" style:font-name="Lato" fo:font-size="12pt" fo:letter-spacing="normal" fo:font-style="normal" fo:font-weight="bold"/>
    </style:style>
    <style:style style:name="T8" style:family="text">
      <style:text-properties fo:font-variant="normal" fo:text-transform="none" fo:color="#333333" style:font-name="Lat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9" style:family="text">
      <style:text-properties fo:font-variant="normal" fo:text-transform="none" fo:color="#333333" style:font-name="Lato" fo:letter-spacing="normal"/>
    </style:style>
    <style:style style:name="T10" style:family="text">
      <style:text-properties fo:font-variant="normal" fo:text-transform="none" fo:color="#333333" style:font-name="Lato" fo:letter-spacing="normal" fo:font-weight="normal"/>
    </style:style>
    <style:style style:name="T11" style:family="text">
      <style:text-properties fo:font-variant="normal" fo:text-transform="none" fo:color="#333333" style:font-name="Lato" fo:font-size="10pt" fo:letter-spacing="normal" style:font-size-asian="10pt" style:font-size-complex="10pt"/>
    </style:style>
    <style:style style:name="T12" style:family="text">
      <style:text-properties fo:font-variant="normal" fo:text-transform="none" fo:color="#333333" style:font-name="Lato" fo:font-size="10pt" fo:letter-spacing="normal" fo:font-style="normal" fo:font-weight="normal" style:font-size-asian="10pt" style:font-size-complex="10pt"/>
    </style:style>
    <style:style style:name="T13" style:family="text">
      <style:text-properties fo:font-variant="normal" fo:text-transform="none" fo:color="#333333" style:font-name="Lato" fo:font-size="10pt" fo:letter-spacing="normal" fo:font-weight="normal" style:font-size-asian="10pt" style:font-size-complex="10pt"/>
    </style:style>
    <style:style style:name="T14" style:family="text">
      <style:text-properties fo:font-variant="normal" fo:text-transform="none" fo:color="#c7254e" style:font-name="Menlo" fo:font-size="10.5pt" fo:letter-spacing="normal" fo:font-style="normal" fo:font-weight="normal" fo:background-color="#f9f2f4" loext:char-shading-value="0" loext:padding="0cm" loext:border="none"/>
    </style:style>
    <style:style style:name="T15" style:family="text">
      <style:text-properties fo:font-variant="normal" fo:text-transform="none" fo:color="#c7254e" style:font-name="Menlo" fo:font-size="10.5pt" fo:letter-spacing="normal" fo:font-style="normal" fo:font-weight="normal" officeooo:rsid="000c49fd" fo:background-color="#f9f2f4" loext:char-shading-value="0" style:font-size-asian="10.5pt" style:font-weight-asian="normal" style:font-size-complex="12pt" style:font-weight-complex="normal" loext:padding="0cm" loext:border="none"/>
    </style:style>
    <style:style style:name="T16" style:family="text">
      <style:text-properties fo:font-variant="normal" fo:text-transform="none" fo:color="#c7254e" style:font-name="Menlo" fo:font-size="10.5pt" fo:letter-spacing="normal" fo:font-style="normal" fo:background-color="#f9f2f4" loext:char-shading-value="0" loext:padding="0cm" loext:border="none"/>
    </style:style>
    <style:style style:name="T17" style:family="text">
      <style:text-properties fo:font-variant="normal" fo:text-transform="none" fo:color="#c7254e" style:font-name="Menlo" fo:font-size="10.5pt" fo:letter-spacing="normal" fo:font-style="normal" fo:font-weight="bold" officeooo:rsid="000bd997" fo:background-color="#f9f2f4" loext:char-shading-value="0" style:font-weight-asian="bold" style:font-weight-complex="bold" loext:padding="0cm" loext:border="none"/>
    </style:style>
    <style:style style:name="T18" style:family="text">
      <style:text-properties fo:font-variant="normal" fo:text-transform="none" fo:color="#c7254e" style:font-name="Menlo" fo:font-size="10.5pt" fo:letter-spacing="normal" fo:background-color="#f9f2f4" loext:char-shading-value="0" loext:padding="0cm" loext:border="none"/>
    </style:style>
    <style:style style:name="T19" style:family="text">
      <style:text-properties fo:font-variant="normal" fo:text-transform="none" fo:color="#c7254e" style:font-name="Menlo" fo:letter-spacing="normal" fo:font-style="italic" fo:font-weight="normal" fo:background-color="#f9f2f4" loext:char-shading-value="0"/>
    </style:style>
    <style:style style:name="T20" style:family="text">
      <style:text-properties fo:font-variant="normal" fo:text-transform="none" fo:color="#c7254e" style:font-name="Menlo" fo:letter-spacing="normal" fo:font-style="italic" fo:background-color="#f9f2f4" loext:char-shading-value="0"/>
    </style:style>
    <style:style style:name="T21" style:family="text">
      <style:text-properties fo:font-variant="normal" fo:text-transform="none" fo:color="#c7254e" style:font-name="Menlo" fo:font-size="10pt" fo:letter-spacing="normal" fo:background-color="#f9f2f4" loext:char-shading-value="0" style:font-size-asian="10pt" style:font-size-complex="10pt" loext:padding="0cm" loext:border="none"/>
    </style:style>
    <style:style style:name="T22" style:family="text">
      <style:text-properties fo:font-variant="normal" fo:text-transform="none" fo:color="#c7254e" style:font-name="Menlo" fo:font-size="10pt" fo:letter-spacing="normal" fo:font-style="normal" fo:font-weight="normal" fo:background-color="#f9f2f4" loext:char-shading-value="0" style:font-size-asian="10pt" style:font-size-complex="10pt" loext:padding="0cm" loext:border="none"/>
    </style:style>
    <style:style style:name="T23" style:family="text">
      <style:text-properties fo:font-variant="normal" fo:text-transform="none" fo:color="#c7254e" style:font-name="Menlo" fo:font-size="10pt" fo:letter-spacing="normal" fo:font-style="italic" fo:font-weight="normal" fo:background-color="#f9f2f4" loext:char-shading-value="0" style:font-size-asian="10pt" style:font-size-complex="10pt"/>
    </style:style>
    <style:style style:name="T24" style:family="text">
      <style:text-properties fo:font-variant="normal" fo:text-transform="none" fo:color="#c7254e" style:font-name="Menlo" fo:font-size="10pt" fo:letter-spacing="normal" fo:font-weight="normal" fo:background-color="#f9f2f4" loext:char-shading-value="0" style:font-size-asian="10pt" style:font-size-complex="10pt" loext:padding="0cm" loext:border="none"/>
    </style:style>
    <style:style style:name="T25" style:family="text">
      <style:text-properties fo:font-variant="normal" fo:text-transform="none" fo:color="#c7254e" style:font-name="Menlo" fo:font-size="12pt" fo:letter-spacing="normal" fo:font-style="italic" fo:font-weight="normal" fo:background-color="#f9f2f4" loext:char-shading-value="0"/>
    </style:style>
    <style:style style:name="T26" style:family="text">
      <style:text-properties fo:font-variant="normal" fo:text-transform="none" fo:color="#c7254e" style:font-name="Menlo" fo:font-size="12pt" fo:letter-spacing="normal" fo:font-style="italic" fo:font-weight="normal" officeooo:rsid="000c49fd" fo:background-color="#f9f2f4" loext:char-shading-value="0" style:font-size-asian="10.5pt" style:font-weight-asian="normal" style:font-size-complex="12pt" style:font-weight-complex="normal" loext:padding="0cm" loext:border="none"/>
    </style:style>
    <style:style style:name="T27" style:family="text">
      <style:text-properties fo:font-variant="normal" fo:text-transform="none" fo:color="#c7254e" style:font-name="Menlo" fo:font-size="12pt" fo:letter-spacing="normal" fo:font-style="italic" fo:font-weight="normal" fo:background-color="#f9f2f4" loext:char-shading-value="0" loext:padding="0cm" loext:border="none"/>
    </style:style>
    <style:style style:name="T28" style:family="text">
      <style:text-properties fo:font-variant="normal" fo:text-transform="none" fo:color="#c7254e" style:font-name="Menlo" fo:font-size="12pt" fo:letter-spacing="normal" fo:font-style="italic" fo:background-color="#f9f2f4" loext:char-shading-value="0"/>
    </style:style>
    <style:style style:name="T29" style:family="text">
      <style:text-properties fo:font-variant="normal" fo:text-transform="none" fo:color="#c7254e" style:font-name="Menlo" fo:font-size="12pt" fo:letter-spacing="normal" fo:font-style="italic" fo:font-weight="bold" officeooo:rsid="000c49fd" fo:background-color="#f9f2f4" loext:char-shading-value="0" style:font-size-asian="10.5pt" style:font-weight-asian="bold" style:font-size-complex="12pt" style:font-weight-complex="bold" loext:padding="0cm" loext:border="none"/>
    </style:style>
    <style:style style:name="T30" style:family="text">
      <style:text-properties fo:font-variant="normal" fo:text-transform="none" fo:color="#31708f"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31" style:family="text">
      <style:text-properties fo:font-variant="normal" fo:text-transform="none" style:font-name="Menlo" fo:font-size="10.5pt" fo:letter-spacing="normal" fo:font-style="normal" fo:font-weight="bold" officeooo:rsid="000bd997" fo:background-color="#f9f2f4" loext:char-shading-value="0" style:font-weight-asian="bold" style:font-weight-complex="bold" loext:padding="0cm" loext:border="none"/>
    </style:style>
    <style:style style:name="T32" style:family="text">
      <style:text-properties fo:font-variant="normal" fo:text-transform="none" fo:color="#000000" style:font-name="Menlo" fo:font-size="10.5pt" fo:letter-spacing="normal" fo:font-style="normal" fo:font-weight="bold" officeooo:rsid="000bd997" fo:background-color="#f9f2f4" loext:char-shading-value="0" style:font-weight-asian="bold" style:font-weight-complex="bold" loext:padding="0cm" loext:border="none"/>
    </style:style>
    <style:style style:name="T33" style:family="text">
      <style:text-properties fo:font-variant="normal" fo:text-transform="none" fo:color="#000000" style:font-name="Menlo" fo:font-size="10.5pt" fo:letter-spacing="normal" fo:font-style="normal" fo:font-weight="bold" officeooo:rsid="000bd997" style:font-weight-asian="bold" style:font-weight-complex="bold" loext:padding="0cm" loext:border="none"/>
    </style:style>
    <style:style style:name="T34" style:family="text">
      <style:text-properties fo:font-variant="normal" fo:text-transform="none" fo:color="#000000" style:font-name="Menlo" fo:font-size="10.5pt" fo:letter-spacing="normal" fo:font-style="normal" fo:font-weight="bold" officeooo:rsid="000bd997" fo:background-color="transparent" loext:char-shading-value="0" style:font-weight-asian="bold" style:font-weight-complex="bold" loext:padding="0cm" loext:border="none"/>
    </style:style>
    <style:style style:name="T35" style:family="text">
      <style:text-properties fo:font-variant="normal" fo:text-transform="none" fo:color="#000000" style:font-name="Menlo" fo:font-size="10.5pt" fo:letter-spacing="normal" fo:font-style="normal" fo:font-weight="bold" officeooo:rsid="000bd997" fo:background-color="transparent" loext:char-shading-value="0" style:font-weight-asian="bold" style:font-weight-complex="bold" loext:padding="0cm" loext:border="none"/>
    </style:style>
    <style:style style:name="T36" style:family="text">
      <style:text-properties fo:font-variant="normal" fo:text-transform="none" fo:color="#000000" style:font-name="Menlo" fo:font-size="10.5pt" fo:letter-spacing="normal" fo:font-style="normal" officeooo:rsid="000bd997" fo:background-color="transparent" loext:char-shading-value="0" loext:padding="0cm" loext:border="none"/>
    </style:style>
    <style:style style:name="T37" style:family="text">
      <style:text-properties fo:font-variant="normal" fo:text-transform="none" fo:color="#000000" style:font-name="Menlo" fo:font-size="10.5pt" fo:letter-spacing="normal" fo:font-style="normal" fo:font-weight="normal" officeooo:rsid="000bd997" fo:background-color="transparent" loext:char-shading-value="0" style:font-weight-asian="normal" style:font-weight-complex="normal" loext:padding="0cm" loext:border="none"/>
    </style:style>
    <style:style style:name="T38" style:family="text">
      <style:text-properties fo:font-variant="normal" fo:text-transform="none" fo:color="#000000" style:font-name="Menlo" fo:letter-spacing="normal" fo:font-style="normal" fo:font-weight="bold" officeooo:rsid="000bd997" fo:background-color="transparent" loext:char-shading-value="0" style:font-weight-asian="bold" style:font-weight-complex="bold" loext:padding="0cm" loext:border="none"/>
    </style:style>
    <style:style style:name="T39" style:family="text">
      <style:text-properties fo:font-variant="normal" fo:text-transform="none" fo:color="#000000" style:font-name="Menl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40" style:family="text">
      <style:text-properties fo:font-variant="normal" fo:text-transform="none" fo:color="#000000" style:font-name="Menlo" fo:font-size="12pt" fo:letter-spacing="normal" fo:font-style="normal" officeooo:rsid="000c49fd" fo:background-color="transparent" loext:char-shading-value="0" style:font-size-asian="10.5pt" style:font-size-complex="12pt" loext:padding="0cm" loext:border="none"/>
    </style:style>
    <style:style style:name="T41" style:family="text">
      <style:text-properties fo:font-variant="normal" fo:text-transform="none" fo:color="#000000" style:font-name="Menl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42" style:family="text">
      <style:text-properties fo:font-variant="normal" fo:text-transform="none" fo:color="#a9b7c6"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43" style:family="text">
      <style:text-properties fo:font-variant="normal" fo:text-transform="none" fo:color="#cc7832" style:font-name="DejaVu Sans Mono" fo:font-size="10.5pt" fo:letter-spacing="normal" fo:font-style="normal" fo:font-weight="bold" officeooo:rsid="000bd997" fo:background-color="transparent" loext:char-shading-value="0" style:font-weight-asian="normal" style:font-weight-complex="normal" loext:padding="0cm" loext:border="none"/>
    </style:style>
    <style:style style:name="T44" style:family="text">
      <style:text-properties fo:font-variant="normal" fo:text-transform="none" fo:color="#ffc66d"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45" style:family="text">
      <style:text-properties fo:font-variant="normal" fo:text-transform="none"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46" style:family="text">
      <style:text-properties style:font-name="DejaVu Sans Mono"/>
    </style:style>
    <style:style style:name="T47" style:family="text">
      <style:text-properties fo:color="#cc7832"/>
    </style:style>
    <style:style style:name="T48" style:family="text">
      <style:text-properties fo:color="#cc7832" style:font-name="DejaVu Sans Mono"/>
    </style:style>
    <style:style style:name="T49" style:family="text">
      <style:text-properties fo:color="#cc7832" style:font-name="DejaVu Sans Mono" fo:font-weight="bold"/>
    </style:style>
    <style:style style:name="T50" style:family="text">
      <style:text-properties fo:color="#ffc66d"/>
    </style:style>
    <style:style style:name="T51" style:family="text">
      <style:text-properties fo:color="#808080"/>
    </style:style>
    <style:style style:name="T52" style:family="text">
      <style:text-properties fo:color="#808080" style:font-name="DejaVu Sans Mono"/>
    </style:style>
    <style:style style:name="T53" style:family="text">
      <style:text-properties fo:color="#6897bb"/>
    </style:style>
    <style:style style:name="T54" style:family="text">
      <style:text-properties fo:color="#6897bb" style:font-name="DejaVu Sans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stawy JavaScript</text:p>
      <text:p text:style-name="P1"/>
      <text:p text:style-name="P3">Komentarze</text:p>
      <text:p text:style-name="P2"/>
      <text:p text:style-name="P7"><text:span text:style-name="T11">Using </text:span><text:span text:style-name="Source_20_Text"><text:span text:style-name="T21">//</text:span></text:span><text:span text:style-name="T11"> will tell JavaScript to ignore the remainder of the text on the current line:</text:span></text:p>
      <text:p text:style-name="P33">// This is an in-line comment.</text:p>
      <text:p text:style-name="P10"><text:span text:style-name="T12">You can make a multi-line comment beginning with </text:span><text:span text:style-name="Source_20_Text"><text:span text:style-name="T22">/*</text:span></text:span><text:span text:style-name="T12"> and ending with </text:span><text:span text:style-name="Source_20_Text"><text:span text:style-name="T22">*/</text:span></text:span><text:span text:style-name="T12">:</text:span></text:p>
      <text:p text:style-name="P33">/* This is a <text:line-break/>multi-line comment */</text:p>
      <text:p text:style-name="P6"/>
      <text:p text:style-name="P4">Dane i zmienne</text:p>
      <text:p text:style-name="P4"/>
      <text:p text:style-name="P8"><text:span text:style-name="T13">In computer science, </text:span><text:span text:style-name="Definition"><text:span text:style-name="T23">data</text:span></text:span><text:span text:style-name="T13"> is anything that is meaningful to the computer. JavaScript provides seven different </text:span><text:span text:style-name="Definition"><text:span text:style-name="T23">data types</text:span></text:span><text:span text:style-name="T13"> which are </text:span><text:span text:style-name="Source_20_Text"><text:span text:style-name="T24">undefined</text:span></text:span><text:span text:style-name="T13">, </text:span><text:span text:style-name="Source_20_Text"><text:span text:style-name="T24">null</text:span></text:span><text:span text:style-name="T13">, </text:span><text:span text:style-name="Source_20_Text"><text:span text:style-name="T24">boolean</text:span></text:span><text:span text:style-name="T13">, </text:span><text:span text:style-name="Source_20_Text"><text:span text:style-name="T24">string</text:span></text:span><text:span text:style-name="T13">, </text:span><text:span text:style-name="Source_20_Text"><text:span text:style-name="T24">symbol</text:span></text:span><text:span text:style-name="T13">, </text:span><text:span text:style-name="Source_20_Text"><text:span text:style-name="T24">number</text:span></text:span><text:span text:style-name="T13">, and </text:span><text:span text:style-name="Source_20_Text"><text:span text:style-name="T24">object</text:span></text:span><text:span text:style-name="T13">.</text:span></text:p>
      <text:p text:style-name="P10"><text:span text:style-name="T12">For example, computers distinguish between numbers, such as the number </text:span><text:span text:style-name="Source_20_Text"><text:span text:style-name="T22">12</text:span></text:span><text:span text:style-name="T12">, and </text:span><text:span text:style-name="Source_20_Text"><text:span text:style-name="T22">strings</text:span></text:span><text:span text:style-name="T12">, such as </text:span><text:span text:style-name="Source_20_Text"><text:span text:style-name="T22">"12"</text:span></text:span><text:span text:style-name="T12">, </text:span><text:span text:style-name="Source_20_Text"><text:span text:style-name="T22">"dog"</text:span></text:span><text:span text:style-name="T12">, or </text:span><text:span text:style-name="Source_20_Text"><text:span text:style-name="T22">"123 cats"</text:span></text:span><text:span text:style-name="T12">, which are collections of characters. Computers can perform mathematical operations on a number, but not on a string.</text:span></text:p>
      <text:p text:style-name="P10"><text:span text:style-name="Definition"><text:span text:style-name="T23">Variables</text:span></text:span><text:span text:style-name="T12"> allow computers to store and manipulate data in a dynamic fashion. They do this by using a "label" to point to the data rather than using the data itself. Any of the seven data types may be stored in a variable.</text:span></text:p>
      <text:p text:style-name="P10"><text:span text:style-name="Source_20_Text"><text:span text:style-name="T22">Variables</text:span></text:span><text:span text:style-name="T12"> are similar to the x and y variables you use in mathematics, which means they're a simple name to represent the data we want to refer to. Computer </text:span><text:span text:style-name="Source_20_Text"><text:span text:style-name="T22">variables</text:span></text:span><text:span text:style-name="T12"> differ from mathematical variables in that they can store different values at different times.</text:span></text:p>
      <text:p text:style-name="P10"><text:span text:style-name="T12">We tell JavaScript to create or </text:span><text:span text:style-name="Definition"><text:span text:style-name="T23">declare</text:span></text:span><text:span text:style-name="T12"> a variable by putting the keyword </text:span><text:span text:style-name="Source_20_Text"><text:span text:style-name="T22">var</text:span></text:span><text:span text:style-name="T12"> in front of it, like so:</text:span></text:p>
      <text:p text:style-name="P33">var ourName;</text:p>
      <text:p text:style-name="P10"><text:span text:style-name="T12">creates a </text:span><text:span text:style-name="Source_20_Text"><text:span text:style-name="T22">variable</text:span></text:span><text:span text:style-name="T12"> called </text:span><text:span text:style-name="Source_20_Text"><text:span text:style-name="T22">ourName</text:span></text:span><text:span text:style-name="T12">. In JavaScript we end statements with semicolons.</text:span></text:p>
      <text:p text:style-name="P10"><text:span text:style-name="Source_20_Text"><text:span text:style-name="T22">Variable</text:span></text:span><text:span text:style-name="T12"> names can be made up of numbers, letters, and </text:span><text:span text:style-name="Source_20_Text"><text:span text:style-name="T22">$</text:span></text:span><text:span text:style-name="T12"> or </text:span><text:span text:style-name="Source_20_Text"><text:span text:style-name="T22">_</text:span></text:span><text:span text:style-name="T12">, but may not contain spaces or start with a number.</text:span></text:p>
      <text:p text:style-name="P5">Przypisanie</text:p>
      <text:p text:style-name="P5"/>
      <text:p text:style-name="P9"><text:span text:style-name="T10">In JavaScript, you can store a value in a variable with the </text:span><text:span text:style-name="Definition"><text:span text:style-name="T19">assignment</text:span></text:span><text:span text:style-name="T10"> operator.</text:span></text:p>
      <text:p text:style-name="P10"><text:span text:style-name="Source_20_Text"><text:span text:style-name="T14">myVariable = 5;</text:span></text:span></text:p>
      <text:p text:style-name="P10"><text:span text:style-name="T3">Assigns the </text:span><text:span text:style-name="Source_20_Text"><text:span text:style-name="T14">Number</text:span></text:span><text:span text:style-name="T3"> value </text:span><text:span text:style-name="Source_20_Text"><text:span text:style-name="T14">5</text:span></text:span><text:span text:style-name="T3"> to </text:span><text:span text:style-name="Source_20_Text"><text:span text:style-name="T14">myVariable</text:span></text:span><text:span text:style-name="T3">.</text:span></text:p>
      <text:p text:style-name="P10"><text:span text:style-name="T3">Assignment always goes from right to left. Everything to the right of the </text:span><text:span text:style-name="Source_20_Text"><text:span text:style-name="T14">=</text:span></text:span><text:span text:style-name="T3"> operator is resolved before the value is assigned to the variable to the left of the operator.</text:span></text:p>
      <text:p text:style-name="P32">myVar = 5;<text:line-break/>myNum = myVar;</text:p>
      <text:p text:style-name="P10"><text:span text:style-name="T3">Assigns </text:span><text:span text:style-name="Source_20_Text"><text:span text:style-name="T14">5</text:span></text:span><text:span text:style-name="T3"> to </text:span><text:span text:style-name="Source_20_Text"><text:span text:style-name="T14">myVar</text:span></text:span><text:span text:style-name="T3"> and then resolves </text:span><text:span text:style-name="Source_20_Text"><text:span text:style-name="T14">myVar</text:span></text:span><text:span text:style-name="T3"> to </text:span><text:span text:style-name="Source_20_Text"><text:span text:style-name="T14">5</text:span></text:span><text:span text:style-name="T3"> again and assigns it to </text:span><text:span text:style-name="Source_20_Text"><text:span text:style-name="T14">myNum</text:span></text:span><text:span text:style-name="T3">.</text:span></text:p>
      <text:p text:style-name="P10"><text:span text:style-name="T3"/></text:p>
      <text:p text:style-name="P13"><text:soft-page-break/><text:span text:style-name="T2">Inicjalizacja zmiennej</text:span></text:p>
      <text:p text:style-name="P18"><text:span text:style-name="T2">It is common to </text:span><text:span text:style-name="Definition"><text:span text:style-name="T28">initialize</text:span></text:span><text:span text:style-name="T2"> a variable to an initial value in the same line as it is declared.</text:span></text:p>
      <text:p text:style-name="P10"><text:span text:style-name="Source_20_Text"><text:span text:style-name="T14">var myVar = 0;</text:span></text:span></text:p>
      <text:p text:style-name="P10"><text:span text:style-name="T3">Creates a new variable called </text:span><text:span text:style-name="Source_20_Text"><text:span text:style-name="T14">myVar</text:span></text:span><text:span text:style-name="T3"> and assigns it an initial value of </text:span><text:span text:style-name="Source_20_Text"><text:span text:style-name="T14">0</text:span></text:span><text:span text:style-name="T3">.</text:span></text:p>
      <text:p text:style-name="P18"><text:span text:style-name="T2">When JavaScript variables are declared, they have an initial value of </text:span><text:span text:style-name="Source_20_Text"><text:span text:style-name="T16">undefined</text:span></text:span><text:span text:style-name="T2">. If you do a mathematical operation on an </text:span><text:span text:style-name="Source_20_Text"><text:span text:style-name="T16">undefined</text:span></text:span><text:span text:style-name="T2">variable your result will be </text:span><text:span text:style-name="Source_20_Text"><text:span text:style-name="T16">NaN</text:span></text:span><text:span text:style-name="T2"> which means </text:span><text:span text:style-name="Definition"><text:span text:style-name="T28">"Not a Number"</text:span></text:span><text:span text:style-name="T2">. If you concatenate a string with an </text:span><text:span text:style-name="Source_20_Text"><text:span text:style-name="T16">undefined</text:span></text:span><text:span text:style-name="T2"> variable, you will get a literal </text:span><text:span text:style-name="Definition"><text:span text:style-name="T28">string</text:span></text:span><text:span text:style-name="T2"> of </text:span><text:span text:style-name="Source_20_Text"><text:span text:style-name="T16">"undefined"</text:span></text:span><text:span text:style-name="T2">.</text:span></text:p>
      <text:p text:style-name="P14"><text:span text:style-name="T2">Nazywanie zmiennych, camelCase</text:span></text:p>
      <text:p text:style-name="P23">In JavaScript all variables and function names are case sensitive. This means that capitalization matters.</text:p>
      <text:p text:style-name="P10"><text:span text:style-name="Source_20_Text"><text:span text:style-name="T14">MYVAR</text:span></text:span><text:span text:style-name="T3"> is not the same as </text:span><text:span text:style-name="Source_20_Text"><text:span text:style-name="T14">MyVar</text:span></text:span><text:span text:style-name="T3"> nor </text:span><text:span text:style-name="Source_20_Text"><text:span text:style-name="T14">myvar</text:span></text:span><text:span text:style-name="T3">. It is possible to have multiple distinct variables with the same name but different casing. It is strongly recommended that for the sake of clarity, you </text:span><text:span text:style-name="Emphasis"><text:span text:style-name="T3">do not</text:span></text:span><text:span text:style-name="T3"> use this language feature.</text:span></text:p>
      <text:h text:style-name="P34" text:outline-level="4">Best Practice</text:h>
      <text:p text:style-name="P10"><text:span text:style-name="T3">Write variable names in Javascript in </text:span><text:span text:style-name="Definition"><text:span text:style-name="T25">camelCase</text:span></text:span><text:span text:style-name="T3">. In </text:span><text:span text:style-name="Definition"><text:span text:style-name="T25">camelCase</text:span></text:span><text:span text:style-name="T3">, multi-word variable names have the first word in lowercase and the first letter of each subsequent word is capitalized.</text:span></text:p>
      <text:p text:style-name="P10"><text:span text:style-name="Strong_20_Emphasis"><text:span text:style-name="T7">Examples:</text:span></text:span></text:p>
      <text:p text:style-name="P32">var someVariable;<text:line-break/>var anotherVariableName;<text:line-break/>var thisVariableNameIsTooLong;</text:p>
      <text:p text:style-name="P28"/>
      <text:p text:style-name="P29">Numbers</text:p>
      <text:p text:style-name="P31"><text:span text:style-name="Source_20_Text"><text:span text:style-name="T18">Number</text:span></text:span><text:span text:style-name="T9"> is a data type in JavaScript which represents numeric data.</text:span></text:p>
      <text:p text:style-name="P22">Now let's try to add two numbers using JavaScript.</text:p>
      <text:p text:style-name="P10"><text:span text:style-name="T3">JavaScript uses the </text:span><text:span text:style-name="Source_20_Text"><text:span text:style-name="T14">+</text:span></text:span><text:span text:style-name="T3"> symbol as addition operation when placed between two numbers.</text:span></text:p>
      <text:p text:style-name="P10"><text:span text:style-name="Strong_20_Emphasis"><text:span text:style-name="T7">Example</text:span></text:span></text:p>
      <text:p text:style-name="P32">myVar = 5 + 10; // assigned 15</text:p>
      <text:p text:style-name="P25">We can also subtract one number from another.</text:p>
      <text:p text:style-name="P10"><text:span text:style-name="T3">JavaScript uses the </text:span><text:span text:style-name="Source_20_Text"><text:span text:style-name="T14">-</text:span></text:span><text:span text:style-name="T3"> symbol for subtraction.</text:span></text:p>
      <text:p text:style-name="P10"><text:span text:style-name="Strong_20_Emphasis"><text:span text:style-name="T7">Example</text:span></text:span></text:p>
      <text:p text:style-name="P32">myVar = 12 - 6; // assigned 6</text:p>
      <text:p text:style-name="P25"><text:soft-page-break/>We can also multiply one number by another.</text:p>
      <text:p text:style-name="P10"><text:span text:style-name="T3">JavaScript uses the </text:span><text:span text:style-name="Source_20_Text"><text:span text:style-name="T14">*</text:span></text:span><text:span text:style-name="T3"> symbol for multiplication of two numbers.</text:span></text:p>
      <text:p text:style-name="P10"><text:span text:style-name="Strong_20_Emphasis"><text:span text:style-name="T7">Example</text:span></text:span></text:p>
      <text:p text:style-name="P32">myVar = 13 * 13; // assigned 169</text:p>
      <text:p text:style-name="P25">We can also divide one number by another.</text:p>
      <text:p text:style-name="P10"><text:span text:style-name="T3">JavaScript uses the </text:span><text:span text:style-name="Source_20_Text"><text:span text:style-name="T14">/</text:span></text:span><text:span text:style-name="T3"> symbol for division.</text:span></text:p>
      <text:p text:style-name="P10"><text:span text:style-name="Strong_20_Emphasis"><text:span text:style-name="T7">Example</text:span></text:span></text:p>
      <text:p text:style-name="P32">myVar = 16 / 2; // assigned 8</text:p>
      <text:p text:style-name="P30"><text:span text:style-name="T9">Increment, decrement</text:span></text:p>
      <text:p text:style-name="P31"><text:span text:style-name="T9"/></text:p>
      <text:p text:style-name="P31"><text:span text:style-name="T9">You can easily </text:span><text:span text:style-name="Definition"><text:span text:style-name="T20">increment</text:span></text:span><text:span text:style-name="T9"> or add one to a variable with the </text:span><text:span text:style-name="Source_20_Text"><text:span text:style-name="T18">++</text:span></text:span><text:span text:style-name="T9"> operator.</text:span></text:p>
      <text:p text:style-name="P10"><text:span text:style-name="Source_20_Text"><text:span text:style-name="T14">i++;</text:span></text:span></text:p>
      <text:p text:style-name="P22">is the equivalent of</text:p>
      <text:p text:style-name="P10"><text:span text:style-name="Source_20_Text"><text:span text:style-name="T14">i = i + 1;</text:span></text:span></text:p>
      <text:p text:style-name="P10"><text:span text:style-name="Strong_20_Emphasis"><text:span text:style-name="T7">Note</text:span></text:span><text:span text:style-name="T3"><text:line-break/>The entire line becomes </text:span><text:span text:style-name="Source_20_Text"><text:span text:style-name="T14">i++;</text:span></text:span><text:span text:style-name="T3">, eliminating the need for the equal sign.</text:span></text:p>
      <text:p text:style-name="P10"><text:span text:style-name="T3"/></text:p>
      <text:p text:style-name="P15"><text:span text:style-name="T2">Ułamki</text:span></text:p>
      <text:p text:style-name="P19"><text:span text:style-name="T2">We can store decimal numbers in variables too. Decimal numbers are sometimes referred to as </text:span><text:span text:style-name="Definition"><text:span text:style-name="T28">floating point</text:span></text:span><text:span text:style-name="T2"> numbers or </text:span><text:span text:style-name="Definition"><text:span text:style-name="T28">floats</text:span></text:span><text:span text:style-name="T2">.</text:span></text:p>
      <text:p text:style-name="P10"><text:span text:style-name="Strong_20_Emphasis"><text:span text:style-name="T7">Note</text:span></text:span><text:span text:style-name="T3"><text:line-break/>Not all real numbers can accurately be represented in </text:span><text:span text:style-name="Definition"><text:span text:style-name="T25">floating point</text:span></text:span><text:span text:style-name="T3">. This can lead to rounding errors. </text:span><text:a xlink:type="simple" xlink:href="https://en.wikipedia.org/wiki/Floating_point#Accuracy_problems" office:target-frame-name="_blank" xlink:show="new" text:style-name="Internet_20_link" text:visited-style-name="Visited_20_Internet_20_Link"><text:span text:style-name="T30">Details Here</text:span></text:a><text:span text:style-name="T3">.</text:span></text:p>
      <text:p text:style-name="P19"><text:span text:style-name="T2"/></text:p>
      <text:p text:style-name="P16"><text:span text:style-name="T2">Reszta z dzielenia</text:span></text:p>
      <text:p text:style-name="P20"><text:span text:style-name="T2">The </text:span><text:span text:style-name="Definition"><text:span text:style-name="T28">remainder</text:span></text:span><text:span text:style-name="T2"> operator </text:span><text:span text:style-name="Source_20_Text"><text:span text:style-name="T16">%</text:span></text:span><text:span text:style-name="T2"> gives the remainder of the division of two numbers.</text:span></text:p>
      <text:p text:style-name="P10"><text:span text:style-name="Strong_20_Emphasis"><text:span text:style-name="T7">Example</text:span></text:span></text:p>
      <text:p text:style-name="P32">5 % 2 = 1 because<text:line-break/>Math.floor(5 / 2) = 2 (Quotient)<text:line-break/>2 * 2 = 4<text:line-break/>5 - 4 = 1 (Remainder)</text:p>
      <text:p text:style-name="P10"><text:soft-page-break/><text:span text:style-name="Strong_20_Emphasis"><text:span text:style-name="T7">Usage</text:span></text:span><text:span text:style-name="T3"><text:line-break/>In mathematics, a number can be checked even </text:span><text:span text:style-name="T5">(parzysta)</text:span><text:span text:style-name="T3"> or odd </text:span><text:span text:style-name="T5">(nieparzysta)</text:span><text:span text:style-name="T3"> by checking the remainder of the division of the number by </text:span><text:span text:style-name="Source_20_Text"><text:span text:style-name="T14">2</text:span></text:span><text:span text:style-name="T3">.</text:span></text:p>
      <text:p text:style-name="P32">17 % 2 = 1 (17 is Odd)<text:line-break/>48 % 2 = 0 (48 is Even)</text:p>
      <text:p text:style-name="P10"><text:span text:style-name="Strong_20_Emphasis"><text:span text:style-name="T7">Note</text:span></text:span><text:span text:style-name="T3"><text:line-break/>The </text:span><text:span text:style-name="Definition"><text:span text:style-name="T25">remainder</text:span></text:span><text:span text:style-name="T3"> operator is sometimes incorrectly referred to as the "modulus" operator. It is very similar to modulus, but does not work properly with negative numbers.</text:span></text:p>
      <text:p text:style-name="P10"><text:span text:style-name="T3"/></text:p>
      <text:p text:style-name="P17"><text:span text:style-name="T2">Złożone przypisanie z rozszerzonym dodawaniem</text:span></text:p>
      <text:p text:style-name="P24">In programming, it is common to use assignments to modify the contents of a variable. Remember that everything to the right of the equals sign is evaluated first, so we can say:</text:p>
      <text:p text:style-name="P10"><text:span text:style-name="Source_20_Text"><text:span text:style-name="T14">myVar = myVar + 5;</text:span></text:span></text:p>
      <text:p text:style-name="P10"><text:span text:style-name="T3">to add </text:span><text:span text:style-name="Source_20_Text"><text:span text:style-name="T14">5</text:span></text:span><text:span text:style-name="T3"> to </text:span><text:span text:style-name="Source_20_Text"><text:span text:style-name="T14">myVar</text:span></text:span><text:span text:style-name="T3">. Since this is such a common pattern, there are operators which do both a mathematical operation and assignment in one step.</text:span></text:p>
      <text:p text:style-name="P10"><text:span text:style-name="T3">One such operator is the </text:span><text:span text:style-name="Source_20_Text"><text:span text:style-name="T14">+=</text:span></text:span><text:span text:style-name="T3"> operator.</text:span></text:p>
      <text:p text:style-name="P10"><text:span text:style-name="Source_20_Text"><text:span text:style-name="T14">myVar += 5;</text:span></text:span><text:span text:style-name="T3"> will add </text:span><text:span text:style-name="Source_20_Text"><text:span text:style-name="T14">5</text:span></text:span><text:span text:style-name="T3"> to </text:span><text:span text:style-name="Source_20_Text"><text:span text:style-name="T14">myVar</text:span></text:span><text:span text:style-name="T3">.</text:span></text:p>
      <text:p text:style-name="P21"><text:span text:style-name="T2"/></text:p>
      <text:p text:style-name="P21"><text:span text:style-name="T2">Like the </text:span><text:span text:style-name="Source_20_Text"><text:span text:style-name="T16">+=</text:span></text:span><text:span text:style-name="T2"> operator, </text:span><text:span text:style-name="Source_20_Text"><text:span text:style-name="T16">-=</text:span></text:span><text:span text:style-name="T2"> subtracts a number from a variable.</text:span></text:p>
      <text:p text:style-name="P10"><text:span text:style-name="Source_20_Text"><text:span text:style-name="T14">myVar = myVar - 5;</text:span></text:span></text:p>
      <text:p text:style-name="P10"><text:span text:style-name="T3">will subtract </text:span><text:span text:style-name="Source_20_Text"><text:span text:style-name="T14">5</text:span></text:span><text:span text:style-name="T3"> from </text:span><text:span text:style-name="Source_20_Text"><text:span text:style-name="T14">myVar</text:span></text:span><text:span text:style-name="T3">. This can be rewritten as:</text:span></text:p>
      <text:p text:style-name="P10"><text:span text:style-name="Source_20_Text"><text:span text:style-name="T14">myVar -= 5;</text:span></text:span></text:p>
      <text:p text:style-name="P21"><text:span text:style-name="T2"/></text:p>
      <text:p text:style-name="P21"><text:span text:style-name="T2">The </text:span><text:span text:style-name="Source_20_Text"><text:span text:style-name="T16">*=</text:span></text:span><text:span text:style-name="T2"> operator multiplies a variable by a number.</text:span></text:p>
      <text:p text:style-name="P10"><text:span text:style-name="Source_20_Text"><text:span text:style-name="T14">myVar = myVar * 5;</text:span></text:span></text:p>
      <text:p text:style-name="P10"><text:span text:style-name="T3">will multiply </text:span><text:span text:style-name="Source_20_Text"><text:span text:style-name="T14">myVar</text:span></text:span><text:span text:style-name="T3"> by </text:span><text:span text:style-name="Source_20_Text"><text:span text:style-name="T14">5</text:span></text:span><text:span text:style-name="T3">. This can be rewritten as:</text:span></text:p>
      <text:p text:style-name="P10"><text:span text:style-name="Source_20_Text"><text:span text:style-name="T14">myVar *= 5;</text:span></text:span></text:p>
      <text:p text:style-name="P10"><text:span text:style-name="Source_20_Text"><text:span text:style-name="T14"/></text:span></text:p>
      <text:p text:style-name="P10"><text:span text:style-name="Source_20_Text"><text:span text:style-name="T4">The </text:span></text:span><text:span text:style-name="Source_20_Text"><text:span text:style-name="T14">/=</text:span></text:span><text:span text:style-name="Source_20_Text"><text:span text:style-name="T4"> operator divides a variable by another number.</text:span></text:span></text:p>
      <text:p text:style-name="P10"><text:span text:style-name="Source_20_Text"><text:span text:style-name="T14">myVar = myVar / 5;</text:span></text:span></text:p>
      <text:p text:style-name="P10"><text:span text:style-name="T3">Will divide </text:span><text:span text:style-name="Source_20_Text"><text:span text:style-name="T14">myVar</text:span></text:span><text:span text:style-name="T3"> by </text:span><text:span text:style-name="Source_20_Text"><text:span text:style-name="T14">5</text:span></text:span><text:span text:style-name="T3">. This can be rewritten as:</text:span></text:p>
      <text:p text:style-name="P10"><text:span text:style-name="Source_20_Text"><text:span text:style-name="T14">myVar /= 5;</text:span></text:span></text:p>
      <text:p text:style-name="P10"><text:span text:style-name="Source_20_Text"><text:span text:style-name="T14"/></text:span></text:p>
      <text:p text:style-name="P11"><text:soft-page-break/><text:span text:style-name="Source_20_Text"><text:span text:style-name="T35">Ćwiczenie: przelicznik temperatur</text:span></text:span></text:p>
      <text:p text:style-name="P40"><text:span text:style-name="Source_20_Text"><text:span text:style-name="T42"/></text:span></text:p>
      <text:p text:style-name="P38"><text:s text:c="4"/><text:span text:style-name="Source_20_Text"><text:span text:style-name="T43">function </text:span></text:span><text:span text:style-name="Source_20_Text"><text:span text:style-name="T44">convertToF</text:span></text:span><text:span text:style-name="Source_20_Text"><text:span text:style-name="T45">(celsius) {</text:span></text:span></text:p>
      <text:p text:style-name="P38"><text:span text:style-name="T49"><text:tab/>var </text:span><text:span text:style-name="T46">fahrenheit</text:span><text:span text:style-name="T48">;</text:span></text:p>
      <text:p text:style-name="P36"><text:span text:style-name="T47"><text:s text:c="4"/></text:span></text:p>
      <text:p text:style-name="P36"><text:span text:style-name="T51"><text:s text:c="4"/></text:span><text:span text:style-name="T46">fahrenheit = (celsius * (</text:span><text:span text:style-name="T54">9</text:span><text:span text:style-name="T46">/</text:span><text:span text:style-name="T54">5</text:span><text:span text:style-name="T46">)) + </text:span><text:span text:style-name="T54">32</text:span><text:span text:style-name="T48">;</text:span></text:p>
      <text:p text:style-name="P36"><text:span text:style-name="T52"/></text:p>
      <text:p text:style-name="P36"><text:span text:style-name="T51"><text:s text:c="4"/></text:span><text:span text:style-name="T49">return </text:span><text:span text:style-name="T46">fahrenheit</text:span><text:span text:style-name="T48">;</text:span></text:p>
      <text:p text:style-name="P37">}</text:p>
      <text:p text:style-name="P39"/>
      <text:p text:style-name="P35"><text:span text:style-name="T50">convertToF</text:span>(<text:span text:style-name="T53">30</text:span>)<text:span text:style-name="T47">;</text:span></text:p>
      <text:p text:style-name="P26"><text:span text:style-name="Source_20_Text"><text:span text:style-name="T37"/></text:span></text:p>
      <text:p text:style-name="P12"><text:span text:style-name="Source_20_Text"><text:span text:style-name="T39">Strings</text:span></text:span></text:p>
      <text:p text:style-name="P27"><text:span text:style-name="Source_20_Text"><text:span text:style-name="T39">Cytaty w stringach</text:span></text:span></text:p>
      <text:p text:style-name="P27"><text:span text:style-name="Source_20_Text"><text:span text:style-name="T6">When you are defining a string you must start and end with a single or double quote. What happens when you need a literal quote: </text:span></text:span><text:span text:style-name="Source_20_Text"><text:span text:style-name="T15">"</text:span></text:span><text:span text:style-name="Source_20_Text"><text:span text:style-name="T6"> or </text:span></text:span><text:span text:style-name="Source_20_Text"><text:span text:style-name="T15">'</text:span></text:span><text:span text:style-name="Source_20_Text"><text:span text:style-name="T6"> inside of your string?</text:span></text:span></text:p>
      <text:p text:style-name="P10"><text:span text:style-name="T3">In JavaScript, you can </text:span><text:span text:style-name="Definition"><text:span text:style-name="T25">escape</text:span></text:span><text:span text:style-name="T3"> a quote from considering it as an end of string quote by placing a </text:span><text:span text:style-name="Definition"><text:span text:style-name="T25">backslash</text:span></text:span><text:span text:style-name="T3"> (</text:span><text:span text:style-name="Source_20_Text"><text:span text:style-name="T14">\</text:span></text:span><text:span text:style-name="T3">) in front of the quote.</text:span></text:p>
      <text:p text:style-name="P10"><text:span text:style-name="Source_20_Text"><text:span text:style-name="T14">var sampleStr = "Alan said, \"Peter is learning JavaScript\".";</text:span></text:span></text:p>
      <text:p text:style-name="P22">This signals to JavaScript that the following quote is not the end of the string, but should instead appear inside the string. So if you were to print this to the console, you would get:</text:p>
      <text:p text:style-name="P10"><text:span text:style-name="Source_20_Text"><text:span text:style-name="T14">Alan said, "Peter is learning JavaScript".</text:span></text:span></text:p>
      <text:p text:style-name="P27"><text:span text:style-name="Source_20_Text"><text:span text:style-name="T41"/></text:span></text:p>
      <text:p text:style-name="P27"><text:span text:style-name="Source_20_Text"><text:span text:style-name="Definition"><text:span text:style-name="T29">String</text:span></text:span></text:span><text:span text:style-name="Source_20_Text"><text:span text:style-name="T8"> values in JavaScript may be written with single or double quotes, so long as you start and end with the same type of quote. </text:span></text:span><text:span text:style-name="Source_20_Text"><text:span text:style-name="T6">Unlike some languages, single and double quotes are functionally identical in JavaScript.</text:span></text:span></text:p>
      <text:p text:style-name="P10"><text:span text:style-name="Source_20_Text"><text:span text:style-name="T14">"This string has \"double quotes\" in it"</text:span></text:span></text:p>
      <text:p text:style-name="P10"><text:span text:style-name="T3">The value in using one or the other has to do with the need to </text:span><text:span text:style-name="Definition"><text:span text:style-name="T25">escape</text:span></text:span><text:span text:style-name="T3"> quotes of the same type. Unless they are escaped, you cannot have more than one pair of whichever quote type begins a string.</text:span></text:p>
      <text:p text:style-name="P22">If you have a string with many double quotes, this can be difficult to read and write. Instead, use single quotes:</text:p>
      <text:p text:style-name="P10"><text:span text:style-name="Source_20_Text"><text:span text:style-name="T14">'This string has "double quotes" in it. And "probably" lots of them.'</text:span></text:span></text:p>
      <text:p text:style-name="P10"><text:span text:style-name="Source_20_Text"><text:span text:style-name="T14"/></text:span></text:p>
      <text:p text:style-name="P10"><text:span text:style-name="Source_20_Text"><text:span text:style-name="T4">Quotes are not the only characters that can be </text:span></text:span><text:span text:style-name="Source_20_Text"><text:span text:style-name="Definition"><text:span text:style-name="T27">escaped</text:span></text:span></text:span><text:span text:style-name="Source_20_Text"><text:span text:style-name="T4"> inside a string. Here is a table of common escape sequences:</text:span></text:span></text:p>
      <table:table table:name="Tabela1" table:style-name="Tabela1">
        <table:table-column table:style-name="Tabela1.A"/>
        <table:table-column table:style-name="Tabela1.B"/>
        <table:table-header-rows>
          <text:soft-page-break/>
          <table:table-row>
            <table:table-cell table:style-name="Tabela1.A1" office:value-type="string">
              <text:p text:style-name="P43">Code</text:p>
            </table:table-cell>
            <table:table-cell table:style-name="Tabela1.A1" office:value-type="string">
              <text:p text:style-name="P43">Output</text:p>
            </table:table-cell>
          </table:table-row>
        </table:table-header-rows>
        <table:table-row table:style-name="Tabela1.2">
          <table:table-cell table:style-name="Tabela1.A2" office:value-type="string">
            <text:p text:style-name="P41"><text:span text:style-name="Source_20_Text"><text:span text:style-name="T1">\'</text:span></text:span></text:p>
          </table:table-cell>
          <table:table-cell table:style-name="Tabela1.A2" office:value-type="string">
            <text:p text:style-name="P42">single quote</text:p>
          </table:table-cell>
        </table:table-row>
        <table:table-row>
          <table:table-cell table:style-name="Tabela1.A2" office:value-type="string">
            <text:p text:style-name="P41"><text:span text:style-name="Source_20_Text"><text:span text:style-name="T1">\"</text:span></text:span></text:p>
          </table:table-cell>
          <table:table-cell table:style-name="Tabela1.A2" office:value-type="string">
            <text:p text:style-name="P42">double quote</text:p>
          </table:table-cell>
        </table:table-row>
        <table:table-row table:style-name="Tabela1.2">
          <table:table-cell table:style-name="Tabela1.A2" office:value-type="string">
            <text:p text:style-name="P41"><text:span text:style-name="Source_20_Text"><text:span text:style-name="T1">\\</text:span></text:span></text:p>
          </table:table-cell>
          <table:table-cell table:style-name="Tabela1.A2" office:value-type="string">
            <text:p text:style-name="P42">backslash</text:p>
          </table:table-cell>
        </table:table-row>
        <table:table-row>
          <table:table-cell table:style-name="Tabela1.A2" office:value-type="string">
            <text:p text:style-name="P41"><text:span text:style-name="Source_20_Text"><text:span text:style-name="T1">\n</text:span></text:span></text:p>
          </table:table-cell>
          <table:table-cell table:style-name="Tabela1.A2" office:value-type="string">
            <text:p text:style-name="P42">newline</text:p>
          </table:table-cell>
        </table:table-row>
        <table:table-row table:style-name="Tabela1.2">
          <table:table-cell table:style-name="Tabela1.A2" office:value-type="string">
            <text:p text:style-name="P41"><text:span text:style-name="Source_20_Text"><text:span text:style-name="T1">\r</text:span></text:span></text:p>
          </table:table-cell>
          <table:table-cell table:style-name="Tabela1.A2" office:value-type="string">
            <text:p text:style-name="P42">carriage return</text:p>
          </table:table-cell>
        </table:table-row>
        <table:table-row>
          <table:table-cell table:style-name="Tabela1.A2" office:value-type="string">
            <text:p text:style-name="P41"><text:span text:style-name="Source_20_Text"><text:span text:style-name="T1">\t</text:span></text:span></text:p>
          </table:table-cell>
          <table:table-cell table:style-name="Tabela1.A2" office:value-type="string">
            <text:p text:style-name="P42">tab</text:p>
          </table:table-cell>
        </table:table-row>
        <table:table-row table:style-name="Tabela1.2">
          <table:table-cell table:style-name="Tabela1.A2" office:value-type="string">
            <text:p text:style-name="P41"><text:span text:style-name="Source_20_Text"><text:span text:style-name="T1">\b</text:span></text:span></text:p>
          </table:table-cell>
          <table:table-cell table:style-name="Tabela1.A2" office:value-type="string">
            <text:p text:style-name="P42">backspace</text:p>
          </table:table-cell>
        </table:table-row>
        <table:table-row>
          <table:table-cell table:style-name="Tabela1.A2" office:value-type="string">
            <text:p text:style-name="P41"><text:span text:style-name="Source_20_Text"><text:span text:style-name="T1">\f</text:span></text:span></text:p>
          </table:table-cell>
          <table:table-cell table:style-name="Tabela1.A2" office:value-type="string">
            <text:p text:style-name="P42">form feed</text:p>
          </table:table-cell>
        </table:table-row>
      </table:table>
      <text:p text:style-name="P10"><text:span text:style-name="Emphasis"><text:span text:style-name="T3"/></text:span></text:p>
      <text:p text:style-name="P10"><text:span text:style-name="Emphasis"><text:span text:style-name="T3">Note that the backslash itself must be escaped in order to display as a backslash.</text:span></text:span></text:p>
      <text:p text:style-name="P10"><text:span text:style-name="Source_20_Text"><text:span text:style-name="T14"/></text:span></text:p>
      <text:p text:style-name="P27"><text:span text:style-name="Source_20_Text"><text:span text:style-name="T41"/></text:span></text:p>
      <text:p text:style-name="Text_20_body"><text:line-break/></text:p>
      <text:p text:style-name="P20"><text:span text:style-name="T2"/></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3:17:34.817971353</meta:creation-date>
    <dc:date>2017-11-30T15:49:15.569625494</dc:date>
    <meta:editing-duration>PT1H8S</meta:editing-duration>
    <meta:editing-cycles>3</meta:editing-cycles>
    <meta:generator>LibreOffice/5.1.6.2$Linux_X86_64 LibreOffice_project/10m0$Build-2</meta:generator>
    <meta:document-statistic meta:table-count="1" meta:image-count="0" meta:object-count="0" meta:page-count="6" meta:paragraph-count="127" meta:word-count="1295" meta:character-count="7241" meta:non-whitespace-character-count="6052"/>
  </office:meta>
</office:document-meta>
</file>